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045cm"/>
    </style:style>
    <style:style style:name="co2" style:family="table-column">
      <style:table-column-properties fo:break-before="auto" style:column-width="3.006cm"/>
    </style:style>
    <style:style style:name="co3" style:family="table-column">
      <style:table-column-properties fo:break-before="auto" style:column-width="10.643cm"/>
    </style:style>
    <style:style style:name="co4" style:family="table-column">
      <style:table-column-properties fo:break-before="auto" style:column-width="3.907cm"/>
    </style:style>
    <style:style style:name="co5" style:family="table-column">
      <style:table-column-properties fo:break-before="auto" style:column-width="6.934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0.9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2a00ff" style:text-outline="false" style:text-line-through-style="none" style:text-line-through-type="none" style:font-name="Monospace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number-columns-repeated="4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objeto</text:p>
          </table:table-cell>
          <table:table-cell office:value-type="string" calcext:value-type="string">
            <text:p>modulo del objet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modulo del grupo</text:p>
          </table:table-cell>
          <table:table-cell table:style-name="Default" office:value-type="string" calcext:value-type="string">
            <text:p>grupo</text:p>
          </table:table-cell>
          <table:table-cell office:value-type="string" calcext:value-type="string">
            <text:p>lectura </text:p>
          </table:table-cell>
          <table:table-cell office:value-type="string" calcext:value-type="string">
            <text:p>escritura</text:p>
          </table:table-cell>
          <table:table-cell office:value-type="string" calcext:value-type="string">
            <text:p>crear</text:p>
          </table:table-cell>
          <table:table-cell office:value-type="string" calcext:value-type="string">
            <text:p>eliminar</text:p>
          </table:table-cell>
          <table:table-cell office:value-type="string" calcext:value-type="string">
            <text:p>permiso</text:p>
          </table:table-cell>
        </table:table-row>
        <table:table-row table:style-name="ro1">
          <table:table-cell office:value-type="string" calcext:value-type="string">
            <text:p>cyg_payment_extra_descripcion</text:p>
          </table:table-cell>
          <table:table-cell office:value-type="string" calcext:value-type="string">
            <text:p>cyg_plan_pagos</text:p>
          </table:table-cell>
          <table:table-cell table:formula="of:=CONCATENATE([.A2];&quot;_&quot;;[.E2])" office:value-type="string" office:string-value="cyg_payment_extra_descripcion_group_sale_salesman" calcext:value-type="string">
            <text:p>cyg_payment_extra_descripcion_group_sale_salesman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group_sale_sales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NCATENATE(&quot;access_&quot;;[.B2];&quot;_&quot;;[.E2];&quot;_&quot;;[.A2];&quot;,&quot;;[.C2];&quot;,&quot;;[.B2];&quot;.model_&quot;;[.A2];&quot;,&quot;;[.D2];&quot;.&quot;;[.E2];&quot;,&quot;;[.F2];&quot;,&quot;;[.G2];&quot;,&quot;;[.H2];&quot;,&quot;;[.I2])" office:value-type="string" office:string-value="access_cyg_plan_pagos_group_sale_salesman_cyg_payment_extra_descripcion,cyg_payment_extra_descripcion_group_sale_salesman,cyg_plan_pagos.model_cyg_payment_extra_descripcion,base.group_sale_salesman,1,1,1,0" calcext:value-type="string">
            <text:p>access_cyg_plan_pagos_group_sale_salesman_cyg_payment_extra_descripcion,cyg_payment_extra_descripcion_group_sale_salesman,cyg_plan_pagos.model_cyg_payment_extra_descripcion,base.group_sale_salesman,1,1,1,0</text:p>
          </table:table-cell>
        </table:table-row>
        <table:table-row table:style-name="ro1">
          <table:table-cell office:value-type="string" calcext:value-type="string">
            <text:p>cyg_payment_extra_descripcion</text:p>
          </table:table-cell>
          <table:table-cell office:value-type="string" calcext:value-type="string">
            <text:p>cyg_plan_pagos</text:p>
          </table:table-cell>
          <table:table-cell table:formula="of:=CONCATENATE([.A3];&quot;_&quot;;[.E3])" office:value-type="string" office:string-value="cyg_payment_extra_descripcion_group_sale_manager" calcext:value-type="string">
            <text:p>cyg_payment_extra_descripcion_group_sale_manager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group_sale_manager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CONCATENATE(&quot;access_&quot;;[.B3];&quot;_&quot;;[.E3];&quot;_&quot;;[.A3];&quot;,&quot;;[.C3];&quot;,&quot;;[.B3];&quot;.model_&quot;;[.A3];&quot;,&quot;;[.D3];&quot;.&quot;;[.E3];&quot;,&quot;;[.F3];&quot;,&quot;;[.G3];&quot;,&quot;;[.H3];&quot;,&quot;;[.I3])" office:value-type="string" office:string-value="access_cyg_plan_pagos_group_sale_manager_cyg_payment_extra_descripcion,cyg_payment_extra_descripcion_group_sale_manager,cyg_plan_pagos.model_cyg_payment_extra_descripcion,base.group_sale_manager,1,1,1,1" calcext:value-type="string">
            <text:p>access_cyg_plan_pagos_group_sale_manager_cyg_payment_extra_descripcion,cyg_payment_extra_descripcion_group_sale_manager,cyg_plan_pagos.model_cyg_payment_extra_descripcion,base.group_sale_manager,1,1,1,1</text:p>
          </table:table-cell>
        </table:table-row>
        <table:table-row table:style-name="ro1">
          <table:table-cell office:value-type="string" calcext:value-type="string">
            <text:p>cyg_payment_extra_descripcion</text:p>
          </table:table-cell>
          <table:table-cell office:value-type="string" calcext:value-type="string">
            <text:p>cyg_plan_pagos</text:p>
          </table:table-cell>
          <table:table-cell table:formula="of:=CONCATENATE([.A4];&quot;_&quot;;[.E4])" office:value-type="string" office:string-value="cyg_payment_extra_descripcion_group_cyg_base_manager" calcext:value-type="string">
            <text:p>cyg_payment_extra_descripcion_group_cyg_base_manager</text:p>
          </table:table-cell>
          <table:table-cell office:value-type="string" calcext:value-type="string">
            <text:p>cyg_base</text:p>
          </table:table-cell>
          <table:table-cell office:value-type="string" calcext:value-type="string">
            <text:p>group_cyg_base_manager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CONCATENATE(&quot;access_&quot;;[.B4];&quot;_&quot;;[.E4];&quot;_&quot;;[.A4];&quot;,&quot;;[.C4];&quot;,&quot;;[.B4];&quot;.model_&quot;;[.A4];&quot;,&quot;;[.D4];&quot;.&quot;;[.E4];&quot;,&quot;;[.F4];&quot;,&quot;;[.G4];&quot;,&quot;;[.H4];&quot;,&quot;;[.I4])" office:value-type="string" office:string-value="access_cyg_plan_pagos_group_cyg_base_manager_cyg_payment_extra_descripcion,cyg_payment_extra_descripcion_group_cyg_base_manager,cyg_plan_pagos.model_cyg_payment_extra_descripcion,cyg_base.group_cyg_base_manager,1,1,1,1" calcext:value-type="string">
            <text:p>access_cyg_plan_pagos_group_cyg_base_manager_cyg_payment_extra_descripcion,cyg_payment_extra_descripcion_group_cyg_base_manager,cyg_plan_pagos.model_cyg_payment_extra_descripcion,cyg_base.group_cyg_base_manager,1,1,1,1</text:p>
          </table:table-cell>
        </table:table-row>
        <table:table-row table:style-name="ro1">
          <table:table-cell office:value-type="string" calcext:value-type="string">
            <text:p>cyg_payment_extra_descripcion</text:p>
          </table:table-cell>
          <table:table-cell office:value-type="string" calcext:value-type="string">
            <text:p>cyg_plan_pagos</text:p>
          </table:table-cell>
          <table:table-cell table:formula="of:=CONCATENATE([.A5];&quot;_&quot;;[.E5])" office:value-type="string" office:string-value="cyg_payment_extra_descripcion_group_cyg_inmo_manager_proyectos" calcext:value-type="string">
            <text:p>cyg_payment_extra_descripcion_group_cyg_inmo_manager_proyectos</text:p>
          </table:table-cell>
          <table:table-cell office:value-type="string" calcext:value-type="string">
            <text:p>cyg_inmobiliario</text:p>
          </table:table-cell>
          <table:table-cell office:value-type="string" calcext:value-type="string">
            <text:p>group_cyg_inmo_manager_proyectos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CONCATENATE(&quot;access_&quot;;[.B5];&quot;_&quot;;[.E5];&quot;_&quot;;[.A5];&quot;,&quot;;[.C5];&quot;,&quot;;[.B5];&quot;.model_&quot;;[.A5];&quot;,&quot;;[.D5];&quot;.&quot;;[.E5];&quot;,&quot;;[.F5];&quot;,&quot;;[.G5];&quot;,&quot;;[.H5];&quot;,&quot;;[.I5])" office:value-type="string" office:string-value="access_cyg_plan_pagos_group_cyg_inmo_manager_proyectos_cyg_payment_extra_descripcion,cyg_payment_extra_descripcion_group_cyg_inmo_manager_proyectos,cyg_plan_pagos.model_cyg_payment_extra_descripcion,cyg_inmobiliario.group_cyg_inmo_manager_proyectos,1,1,1,1" calcext:value-type="string">
            <text:p>access_cyg_plan_pagos_group_cyg_inmo_manager_proyectos_cyg_payment_extra_descripcion,cyg_payment_extra_descripcion_group_cyg_inmo_manager_proyectos,cyg_plan_pagos.model_cyg_payment_extra_descripcion,cyg_inmobiliario.group_cyg_inmo_manager_proyectos,1,1,1,1</text:p>
          </table:table-cell>
        </table:table-row>
        <table:table-row table:style-name="ro1">
          <table:table-cell office:value-type="string" calcext:value-type="string">
            <text:p>cyg_payment_extra_descripcion</text:p>
          </table:table-cell>
          <table:table-cell office:value-type="string" calcext:value-type="string">
            <text:p>cyg_plan_pagos</text:p>
          </table:table-cell>
          <table:table-cell table:formula="of:=CONCATENATE([.A6];&quot;_&quot;;[.E6])" office:value-type="string" office:string-value="cyg_payment_extra_descripcion_group_cyg_inmo_user_proyectos" calcext:value-type="string">
            <text:p>cyg_payment_extra_descripcion_group_cyg_inmo_user_proyectos</text:p>
          </table:table-cell>
          <table:table-cell office:value-type="string" calcext:value-type="string">
            <text:p>cyg_inmobiliario</text:p>
          </table:table-cell>
          <table:table-cell office:value-type="string" calcext:value-type="string">
            <text:p>group_cyg_inmo_user_proyecto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NCATENATE(&quot;access_&quot;;[.B6];&quot;_&quot;;[.E6];&quot;_&quot;;[.A6];&quot;,&quot;;[.C6];&quot;,&quot;;[.B6];&quot;.model_&quot;;[.A6];&quot;,&quot;;[.D6];&quot;.&quot;;[.E6];&quot;,&quot;;[.F6];&quot;,&quot;;[.G6];&quot;,&quot;;[.H6];&quot;,&quot;;[.I6])" office:value-type="string" office:string-value="access_cyg_plan_pagos_group_cyg_inmo_user_proyectos_cyg_payment_extra_descripcion,cyg_payment_extra_descripcion_group_cyg_inmo_user_proyectos,cyg_plan_pagos.model_cyg_payment_extra_descripcion,cyg_inmobiliario.group_cyg_inmo_user_proyectos,1,1,1,0" calcext:value-type="string">
            <text:p>access_cyg_plan_pagos_group_cyg_inmo_user_proyectos_cyg_payment_extra_descripcion,cyg_payment_extra_descripcion_group_cyg_inmo_user_proyectos,cyg_plan_pagos.model_cyg_payment_extra_descripcion,cyg_inmobiliario.group_cyg_inmo_user_proyectos,1,1,1,0</text:p>
          </table:table-cell>
        </table:table-row>
        <table:table-row table:style-name="ro1">
          <table:table-cell office:value-type="string" calcext:value-type="string">
            <text:p>cyg_payment_extra_descripcion</text:p>
          </table:table-cell>
          <table:table-cell office:value-type="string" calcext:value-type="string">
            <text:p>cyg_plan_pagos</text:p>
          </table:table-cell>
          <table:table-cell table:formula="of:=CONCATENATE([.A7];&quot;_&quot;;[.E7])" office:value-type="string" office:string-value="cyg_payment_extra_descripcion_group_cyg_inmo_read_proyectos" calcext:value-type="string">
            <text:p>cyg_payment_extra_descripcion_group_cyg_inmo_read_proyectos</text:p>
          </table:table-cell>
          <table:table-cell office:value-type="string" calcext:value-type="string">
            <text:p>cyg_inmobiliario</text:p>
          </table:table-cell>
          <table:table-cell office:value-type="string" calcext:value-type="string">
            <text:p>group_cyg_inmo_read_proyecto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NCATENATE(&quot;access_&quot;;[.B7];&quot;_&quot;;[.E7];&quot;_&quot;;[.A7];&quot;,&quot;;[.C7];&quot;,&quot;;[.B7];&quot;.model_&quot;;[.A7];&quot;,&quot;;[.D7];&quot;.&quot;;[.E7];&quot;,&quot;;[.F7];&quot;,&quot;;[.G7];&quot;,&quot;;[.H7];&quot;,&quot;;[.I7])" office:value-type="string" office:string-value="access_cyg_plan_pagos_group_cyg_inmo_read_proyectos_cyg_payment_extra_descripcion,cyg_payment_extra_descripcion_group_cyg_inmo_read_proyectos,cyg_plan_pagos.model_cyg_payment_extra_descripcion,cyg_inmobiliario.group_cyg_inmo_read_proyectos,1,0,0,0" calcext:value-type="string">
            <text:p>access_cyg_plan_pagos_group_cyg_inmo_read_proyectos_cyg_payment_extra_descripcion,cyg_payment_extra_descripcion_group_cyg_inmo_read_proyectos,cyg_plan_pagos.model_cyg_payment_extra_descripcion,cyg_inmobiliario.group_cyg_inmo_read_proyectos,1,0,0,0</text:p>
          </table:table-cell>
        </table:table-row>
        <table:table-row table:style-name="ro1">
          <table:table-cell office:value-type="string" calcext:value-type="string">
            <text:p>cyg_payment_extra_descripcion</text:p>
          </table:table-cell>
          <table:table-cell office:value-type="string" calcext:value-type="string">
            <text:p>cyg_plan_pagos</text:p>
          </table:table-cell>
          <table:table-cell table:formula="of:=CONCATENATE([.A8];&quot;_&quot;;[.E8])" office:value-type="string" office:string-value="cyg_payment_extra_descripcion_group_cyg_inmo_manager_trans_dominio" calcext:value-type="string">
            <text:p>cyg_payment_extra_descripcion_group_cyg_inmo_manager_trans_dominio</text:p>
          </table:table-cell>
          <table:table-cell office:value-type="string" calcext:value-type="string">
            <text:p>cyg_inmobiliario</text:p>
          </table:table-cell>
          <table:table-cell office:value-type="string" calcext:value-type="string">
            <text:p>group_cyg_inmo_manager_trans_dominio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CONCATENATE(&quot;access_&quot;;[.B8];&quot;_&quot;;[.E8];&quot;_&quot;;[.A8];&quot;,&quot;;[.C8];&quot;,&quot;;[.B8];&quot;.model_&quot;;[.A8];&quot;,&quot;;[.D8];&quot;.&quot;;[.E8];&quot;,&quot;;[.F8];&quot;,&quot;;[.G8];&quot;,&quot;;[.H8];&quot;,&quot;;[.I8])" office:value-type="string" office:string-value="access_cyg_plan_pagos_group_cyg_inmo_manager_trans_dominio_cyg_payment_extra_descripcion,cyg_payment_extra_descripcion_group_cyg_inmo_manager_trans_dominio,cyg_plan_pagos.model_cyg_payment_extra_descripcion,cyg_inmobiliario.group_cyg_inmo_manager_trans_dominio,1,1,1,1" calcext:value-type="string">
            <text:p>access_cyg_plan_pagos_group_cyg_inmo_manager_trans_dominio_cyg_payment_extra_descripcion,cyg_payment_extra_descripcion_group_cyg_inmo_manager_trans_dominio,cyg_plan_pagos.model_cyg_payment_extra_descripcion,cyg_inmobiliario.group_cyg_inmo_manager_trans_dominio,1,1,1,1</text:p>
          </table:table-cell>
        </table:table-row>
        <table:table-row table:style-name="ro1">
          <table:table-cell office:value-type="string" calcext:value-type="string">
            <text:p>cyg_payment_extra_descripcion</text:p>
          </table:table-cell>
          <table:table-cell office:value-type="string" calcext:value-type="string">
            <text:p>cyg_plan_pagos</text:p>
          </table:table-cell>
          <table:table-cell table:formula="of:=CONCATENATE([.A9];&quot;_&quot;;[.E9])" office:value-type="string" office:string-value="cyg_payment_extra_descripcion_group_cyg_inmo_user_trans_domino" calcext:value-type="string">
            <text:p>cyg_payment_extra_descripcion_group_cyg_inmo_user_trans_domino</text:p>
          </table:table-cell>
          <table:table-cell office:value-type="string" calcext:value-type="string">
            <text:p>cyg_inmobiliario</text:p>
          </table:table-cell>
          <table:table-cell office:value-type="string" calcext:value-type="string">
            <text:p>group_cyg_inmo_user_trans_domino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NCATENATE(&quot;access_&quot;;[.B9];&quot;_&quot;;[.E9];&quot;_&quot;;[.A9];&quot;,&quot;;[.C9];&quot;,&quot;;[.B9];&quot;.model_&quot;;[.A9];&quot;,&quot;;[.D9];&quot;.&quot;;[.E9];&quot;,&quot;;[.F9];&quot;,&quot;;[.G9];&quot;,&quot;;[.H9];&quot;,&quot;;[.I9])" office:value-type="string" office:string-value="access_cyg_plan_pagos_group_cyg_inmo_user_trans_domino_cyg_payment_extra_descripcion,cyg_payment_extra_descripcion_group_cyg_inmo_user_trans_domino,cyg_plan_pagos.model_cyg_payment_extra_descripcion,cyg_inmobiliario.group_cyg_inmo_user_trans_domino,1,1,1,0" calcext:value-type="string">
            <text:p>access_cyg_plan_pagos_group_cyg_inmo_user_trans_domino_cyg_payment_extra_descripcion,cyg_payment_extra_descripcion_group_cyg_inmo_user_trans_domino,cyg_plan_pagos.model_cyg_payment_extra_descripcion,cyg_inmobiliario.group_cyg_inmo_user_trans_domino,1,1,1,0</text:p>
          </table:table-cell>
        </table:table-row>
        <table:table-row table:style-name="ro1">
          <table:table-cell office:value-type="string" calcext:value-type="string">
            <text:p>cyg_payment_extra_descripcion</text:p>
          </table:table-cell>
          <table:table-cell office:value-type="string" calcext:value-type="string">
            <text:p>cyg_plan_pagos</text:p>
          </table:table-cell>
          <table:table-cell table:formula="of:=CONCATENATE([.A10];&quot;_&quot;;[.E10])" office:value-type="string" office:string-value="cyg_payment_extra_descripcion_group_cyg_inmo_read_trans_domino" calcext:value-type="string">
            <text:p>cyg_payment_extra_descripcion_group_cyg_inmo_read_trans_domino</text:p>
          </table:table-cell>
          <table:table-cell office:value-type="string" calcext:value-type="string">
            <text:p>cyg_inmobiliario</text:p>
          </table:table-cell>
          <table:table-cell office:value-type="string" calcext:value-type="string">
            <text:p>group_cyg_inmo_read_trans_domino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NCATENATE(&quot;access_&quot;;[.B10];&quot;_&quot;;[.E10];&quot;_&quot;;[.A10];&quot;,&quot;;[.C10];&quot;,&quot;;[.B10];&quot;.model_&quot;;[.A10];&quot;,&quot;;[.D10];&quot;.&quot;;[.E10];&quot;,&quot;;[.F10];&quot;,&quot;;[.G10];&quot;,&quot;;[.H10];&quot;,&quot;;[.I10])" office:value-type="string" office:string-value="access_cyg_plan_pagos_group_cyg_inmo_read_trans_domino_cyg_payment_extra_descripcion,cyg_payment_extra_descripcion_group_cyg_inmo_read_trans_domino,cyg_plan_pagos.model_cyg_payment_extra_descripcion,cyg_inmobiliario.group_cyg_inmo_read_trans_domino,1,0,0,0" calcext:value-type="string">
            <text:p>access_cyg_plan_pagos_group_cyg_inmo_read_trans_domino_cyg_payment_extra_descripcion,cyg_payment_extra_descripcion_group_cyg_inmo_read_trans_domino,cyg_plan_pagos.model_cyg_payment_extra_descripcion,cyg_inmobiliario.group_cyg_inmo_read_trans_domino,1,0,0,0</text:p>
          </table:table-cell>
        </table:table-row>
        <table:table-row table:style-name="ro1">
          <table:table-cell office:value-type="string" calcext:value-type="string">
            <text:p>cyg_payment_extra_descripcion</text:p>
          </table:table-cell>
          <table:table-cell office:value-type="string" calcext:value-type="string">
            <text:p>cyg_plan_pagos</text:p>
          </table:table-cell>
          <table:table-cell table:formula="of:=CONCATENATE([.A11];&quot;_&quot;;[.E11])" office:value-type="string" office:string-value="cyg_payment_extra_descripcion_group_cyg_inmo_usuario_externo_tranferencias" calcext:value-type="string">
            <text:p>cyg_payment_extra_descripcion_group_cyg_inmo_usuario_externo_tranferencias</text:p>
          </table:table-cell>
          <table:table-cell office:value-type="string" calcext:value-type="string">
            <text:p>cyg_inmobiliario</text:p>
          </table:table-cell>
          <table:table-cell office:value-type="string" calcext:value-type="string">
            <text:p>group_cyg_inmo_usuario_externo_tranferencia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NCATENATE(&quot;access_&quot;;[.B11];&quot;_&quot;;[.E11];&quot;_&quot;;[.A11];&quot;,&quot;;[.C11];&quot;,&quot;;[.B11];&quot;.model_&quot;;[.A11];&quot;,&quot;;[.D11];&quot;.&quot;;[.E11];&quot;,&quot;;[.F11];&quot;,&quot;;[.G11];&quot;,&quot;;[.H11];&quot;,&quot;;[.I11])" office:value-type="string" office:string-value="access_cyg_plan_pagos_group_cyg_inmo_usuario_externo_tranferencias_cyg_payment_extra_descripcion,cyg_payment_extra_descripcion_group_cyg_inmo_usuario_externo_tranferencias,cyg_plan_pagos.model_cyg_payment_extra_descripcion,cyg_inmobiliario.group_cyg_inmo_usuario_externo_tranferencias,1,0,0,0" calcext:value-type="string">
            <text:p>access_cyg_plan_pagos_group_cyg_inmo_usuario_externo_tranferencias_cyg_payment_extra_descripcion,cyg_payment_extra_descripcion_group_cyg_inmo_usuario_externo_tranferencias,cyg_plan_pagos.model_cyg_payment_extra_descripcion,cyg_inmobiliario.group_cyg_inmo_usuario_externo_tranferencias,1,0,0,0</text:p>
          </table:table-cell>
        </table:table-row>
        <table:table-row table:style-name="ro1">
          <table:table-cell office:value-type="string" calcext:value-type="string">
            <text:p>cyg_payment_extra_descripcion</text:p>
          </table:table-cell>
          <table:table-cell office:value-type="string" calcext:value-type="string">
            <text:p>cyg_plan_pagos</text:p>
          </table:table-cell>
          <table:table-cell table:formula="of:=CONCATENATE([.A12];&quot;_&quot;;[.E12])" office:value-type="string" office:string-value="cyg_payment_extra_descripcion_group_user_plan" calcext:value-type="string">
            <text:p>cyg_payment_extra_descripcion_group_user_plan</text:p>
          </table:table-cell>
          <table:table-cell office:value-type="string" calcext:value-type="string">
            <text:p>cyg_plan_pagos</text:p>
          </table:table-cell>
          <table:table-cell office:value-type="string" calcext:value-type="string">
            <text:p>group_user_pl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NCATENATE(&quot;access_&quot;;[.B12];&quot;_&quot;;[.E12];&quot;_&quot;;[.A12];&quot;,&quot;;[.C12];&quot;,&quot;;[.B12];&quot;.model_&quot;;[.A12];&quot;,&quot;;[.D12];&quot;.&quot;;[.E12];&quot;,&quot;;[.F12];&quot;,&quot;;[.G12];&quot;,&quot;;[.H12];&quot;,&quot;;[.I12])" office:value-type="string" office:string-value="access_cyg_plan_pagos_group_user_plan_cyg_payment_extra_descripcion,cyg_payment_extra_descripcion_group_user_plan,cyg_plan_pagos.model_cyg_payment_extra_descripcion,cyg_plan_pagos.group_user_plan,1,1,1,0" calcext:value-type="string">
            <text:p>access_cyg_plan_pagos_group_user_plan_cyg_payment_extra_descripcion,cyg_payment_extra_descripcion_group_user_plan,cyg_plan_pagos.model_cyg_payment_extra_descripcion,cyg_plan_pagos.group_user_plan,1,1,1,0</text:p>
          </table:table-cell>
        </table:table-row>
        <table:table-row table:style-name="ro1">
          <table:table-cell office:value-type="string" calcext:value-type="string">
            <text:p>cyg_payment_extra_descripcion</text:p>
          </table:table-cell>
          <table:table-cell office:value-type="string" calcext:value-type="string">
            <text:p>cyg_plan_pagos</text:p>
          </table:table-cell>
          <table:table-cell table:formula="of:=CONCATENATE([.A13];&quot;_&quot;;[.E13])" office:value-type="string" office:string-value="cyg_payment_extra_descripcion_group_manager_plan" calcext:value-type="string">
            <text:p>cyg_payment_extra_descripcion_group_manager_plan</text:p>
          </table:table-cell>
          <table:table-cell office:value-type="string" calcext:value-type="string">
            <text:p>cyg_plan_pagos</text:p>
          </table:table-cell>
          <table:table-cell office:value-type="string" calcext:value-type="string">
            <text:p>group_manager_plan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CONCATENATE(&quot;access_&quot;;[.B13];&quot;_&quot;;[.E13];&quot;_&quot;;[.A13];&quot;,&quot;;[.C13];&quot;,&quot;;[.B13];&quot;.model_&quot;;[.A13];&quot;,&quot;;[.D13];&quot;.&quot;;[.E13];&quot;,&quot;;[.F13];&quot;,&quot;;[.G13];&quot;,&quot;;[.H13];&quot;,&quot;;[.I13])" office:value-type="string" office:string-value="access_cyg_plan_pagos_group_manager_plan_cyg_payment_extra_descripcion,cyg_payment_extra_descripcion_group_manager_plan,cyg_plan_pagos.model_cyg_payment_extra_descripcion,cyg_plan_pagos.group_manager_plan,1,1,1,1" calcext:value-type="string">
            <text:p>access_cyg_plan_pagos_group_manager_plan_cyg_payment_extra_descripcion,cyg_payment_extra_descripcion_group_manager_plan,cyg_plan_pagos.model_cyg_payment_extra_descripcion,cyg_plan_pagos.group_manager_plan,1,1,1,1</text:p>
          </table:table-cell>
        </table:table-row>
        <table:table-row table:style-name="ro1">
          <table:table-cell office:value-type="string" calcext:value-type="string">
            <text:p>cyg_payment_extra_descripcion</text:p>
          </table:table-cell>
          <table:table-cell office:value-type="string" calcext:value-type="string">
            <text:p>cyg_plan_pagos</text:p>
          </table:table-cell>
          <table:table-cell table:formula="of:=CONCATENATE([.A14];&quot;_&quot;;[.E14])" office:value-type="string" office:string-value="cyg_payment_extra_descripcion_group_cyg_inmo_user_seguimiento" calcext:value-type="string">
            <text:p>cyg_payment_extra_descripcion_group_cyg_inmo_user_seguimiento</text:p>
          </table:table-cell>
          <table:table-cell office:value-type="string" calcext:value-type="string">
            <text:p>cyg_sale</text:p>
          </table:table-cell>
          <table:table-cell office:value-type="string" calcext:value-type="string">
            <text:p>group_cyg_inmo_user_seguimiento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NCATENATE(&quot;access_&quot;;[.B14];&quot;_&quot;;[.E14];&quot;_&quot;;[.A14];&quot;,&quot;;[.C14];&quot;,&quot;;[.B14];&quot;.model_&quot;;[.A14];&quot;,&quot;;[.D14];&quot;.&quot;;[.E14];&quot;,&quot;;[.F14];&quot;,&quot;;[.G14];&quot;,&quot;;[.H14];&quot;,&quot;;[.I14])" office:value-type="string" office:string-value="access_cyg_plan_pagos_group_cyg_inmo_user_seguimiento_cyg_payment_extra_descripcion,cyg_payment_extra_descripcion_group_cyg_inmo_user_seguimiento,cyg_plan_pagos.model_cyg_payment_extra_descripcion,cyg_sale.group_cyg_inmo_user_seguimiento,1,1,1,0" calcext:value-type="string">
            <text:p>access_cyg_plan_pagos_group_cyg_inmo_user_seguimiento_cyg_payment_extra_descripcion,cyg_payment_extra_descripcion_group_cyg_inmo_user_seguimiento,cyg_plan_pagos.model_cyg_payment_extra_descripcion,cyg_sale.group_cyg_inmo_user_seguimiento,1,1,1,0</text:p>
          </table:table-cell>
        </table:table-row>
        <table:table-row table:style-name="ro1">
          <table:table-cell office:value-type="string" calcext:value-type="string">
            <text:p>cyg_payment_extra_descripcion</text:p>
          </table:table-cell>
          <table:table-cell office:value-type="string" calcext:value-type="string">
            <text:p>cyg_plan_pagos</text:p>
          </table:table-cell>
          <table:table-cell table:formula="of:=CONCATENATE([.A15];&quot;_&quot;;[.E15])" office:value-type="string" office:string-value="cyg_payment_extra_descripcion_group_cyg_usuario_externo" calcext:value-type="string">
            <text:p>cyg_payment_extra_descripcion_group_cyg_usuario_externo</text:p>
          </table:table-cell>
          <table:table-cell office:value-type="string" calcext:value-type="string">
            <text:p>cyg_sale</text:p>
          </table:table-cell>
          <table:table-cell office:value-type="string" calcext:value-type="string">
            <text:p>group_cyg_usuario_externo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NCATENATE(&quot;access_&quot;;[.B15];&quot;_&quot;;[.E15];&quot;_&quot;;[.A15];&quot;,&quot;;[.C15];&quot;,&quot;;[.B15];&quot;.model_&quot;;[.A15];&quot;,&quot;;[.D15];&quot;.&quot;;[.E15];&quot;,&quot;;[.F15];&quot;,&quot;;[.G15];&quot;,&quot;;[.H15];&quot;,&quot;;[.I15])" office:value-type="string" office:string-value="access_cyg_plan_pagos_group_cyg_usuario_externo_cyg_payment_extra_descripcion,cyg_payment_extra_descripcion_group_cyg_usuario_externo,cyg_plan_pagos.model_cyg_payment_extra_descripcion,cyg_sale.group_cyg_usuario_externo,1,0,0,0" calcext:value-type="string">
            <text:p>access_cyg_plan_pagos_group_cyg_usuario_externo_cyg_payment_extra_descripcion,cyg_payment_extra_descripcion_group_cyg_usuario_externo,cyg_plan_pagos.model_cyg_payment_extra_descripcion,cyg_sale.group_cyg_usuario_externo,1,0,0,0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s" number:country="EC">$</number:currency-symbol>
      <number:number number:decimal-places="2" number:min-integer-digits="1" number:grouping="true"/>
    </number:currency-style>
    <number:currency-style style:name="N107">
      <style:text-properties fo:color="#ff0000"/>
      <number:currency-symbol number:language="es" number:country="EC">$</number:currency-symbol>
      <number:text>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0">00/00/0000</text:date>, <text:time style:data-style-name="N2" text:time-value="10:55:23.86942665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4T16:26:13.369952034</meta:creation-date>
    <dc:date>2015-02-20T11:01:58.211941696</dc:date>
    <meta:editing-duration>PT2H54M56S</meta:editing-duration>
    <meta:editing-cycles>19</meta:editing-cycles>
    <meta:generator>LibreOffice/4.2.7.2$Linux_X86_64 LibreOffice_project/420m0$Build-2</meta:generator>
    <meta:document-statistic meta:table-count="1" meta:cell-count="150" meta:object-count="0"/>
  </office:meta>
</office:document-meta>
</file>